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ités</text:p>
      <text:p text:style-name="Standard"/>
      <text:list xml:id="list9177319104143042195" text:style-name="L1">
        <text:list-item>
          <text:p text:style-name="P3">Création de l'espace personnel : remplissage des champs</text:p>
        </text:list-item>
      </text:list>
      <text:p text:style-name="Standard">Nom, prénom, Téléphone, Date naissance, Mail, Adresse de facturation, </text:p>
      <text:p text:style-name="Standard">(Adresse : adresse / complément d'adresse / code postal -&gt; ville qui apparait)</text:p>
      <text:p text:style-name="Standard">Réponse à une question perso pour récupérer le mdp</text:p>
      <text:p text:style-name="Standard"/>
      <text:p text:style-name="Standard">Bouton RESET</text:p>
      <text:p text:style-name="Standard"/>
      <text:p text:style-name="Standard">Bouton s'inscrire</text:p>
      <text:p text:style-name="Standard"/>
      <text:p text:style-name="Standard">Choisir pseudo et mot de passe (confirmation)</text:p>
      <text:p text:style-name="Standard">Mise en place d'un CAPCHA</text:p>
      <text:p text:style-name="Standard"/>
      <text:p text:style-name="Standard">Possibilité envoie mail pour vérifier le mail et valider l'inscription</text:p>
      <text:p text:style-name="Standard"/>
      <text:p text:style-name="Standard"/>
      <text:p text:style-name="Standard"/>
      <text:p text:style-name="Standard"/>
      <text:p text:style-name="Standard"/>
      <text:list xml:id="list3908864675076447420" text:style-name="L2">
        <text:list-item>
          <text:p text:style-name="P4">Page de connexion</text:p>
        </text:list-item>
      </text:list>
      <text:p text:style-name="Standard"/>
      <text:p text:style-name="Standard">Pseudo et mot de passe</text:p>
      <text:p text:style-name="Standard">5 essais possible -&gt; compte bloqué ensuite et envoie d'un mail d'avertissement.</text:p>
      <text:p text:style-name="Standard">Option mot de passe oublié</text:p>
      <text:p text:style-name="Standard"/>
      <text:p text:style-name="Standard"/>
      <text:p text:style-name="Standard"/>
      <text:list xml:id="list8950573021502680059" text:style-name="L3">
        <text:list-item>
          <text:p text:style-name="P5">Page profil</text:p>
        </text:list-item>
      </text:list>
      <text:p text:style-name="Standard"/>
      <text:p text:style-name="Standard">Affichage des infos</text:p>
      <text:p text:style-name="Standard">Possibilité de modification des infos</text:p>
      <text:p text:style-name="Standard">Ajout photo de profil</text:p>
      <text:p text:style-name="Standard">Historique de ses achats</text:p>
      <text:p text:style-name="Standard">Suppression du compte</text:p>
      <text:p text:style-name="Standard"/>
      <text:p text:style-name="Standard"/>
      <text:p text:style-name="P2">PANIER</text:p>
      <text:list xml:id="list7712850362565189388" text:style-name="L4">
        <text:list-item>
          <text:p text:style-name="P6">Page paiement / en plusieurs étapes (validation, choix livraison, affichage msg SAV, )</text:p>
        </text:list-item>
      </text:list>
      <text:p text:style-name="Standard"/>
      <text:p text:style-name="Standard">Montant total et affichage des infos / articles en cours d'achat</text:p>
      <text:p text:style-name="Standard">vérif quantité</text:p>
      <text:p text:style-name="Standard">vérif caractéristique et modifications</text:p>
      <text:p text:style-name="Standard"/>
      <text:list xml:id="list5025292213006201695" text:style-name="L8">
        <text:list-item>
          <text:p text:style-name="P10">Page paiement</text:p>
        </text:list-item>
      </text:list>
      <text:p text:style-name="Standard"/>
      <text:p text:style-name="Standard">coordonnées bancaire en choisissant le type de paiement</text:p>
      <text:p text:style-name="Standard">3X, 6X, ... sans frais</text:p>
      <text:p text:style-name="Standard">Paypal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5284930206276162969" text:style-name="L5">
        <text:list-item>
          <text:p text:style-name="P7">Page principal</text:p>
        </text:list-item>
      </text:list>
      <text:p text:style-name="Standard"/>
      <text:p text:style-name="Standard">Options de recherche</text:p>
      <text:p text:style-name="Standard">Espace qui indique la connexion du client (nom prenom)</text:p>
      <text:p text:style-name="Standard">Liste dynamique des articles</text:p>
      <text:p text:style-name="Standard">Bandeau de photos des catégories qui défile</text:p>
      <text:p text:style-name="Standard">et les promos du moment (automatique)</text:p>
      <text:p text:style-name="Standard">Fil d'ariane</text:p>
      <text:p text:style-name="Standard">Icones réseau sociaux</text:p>
      <text:p text:style-name="Standard"/>
      <text:p text:style-name="Standard"/>
      <text:p text:style-name="Standard"/>
      <text:list xml:id="list6099797208748554795" text:style-name="L6">
        <text:list-item>
          <text:p text:style-name="P8">Page de contact</text:p>
        </text:list-item>
      </text:list>
      <text:p text:style-name="Standard"/>
      <text:p text:style-name="Standard">Informations de contact</text:p>
      <text:p text:style-name="Standard">permet d'envoyer un mail</text:p>
      <text:p text:style-name="Standard"/>
      <text:p text:style-name="Standard"/>
      <text:list xml:id="list428709277548455905" text:style-name="L7">
        <text:list-item>
          <text:p text:style-name="P9">Pied de page commun à toutes les pages</text:p>
        </text:list-item>
      </text:list>
      <text:p text:style-name="Standard"/>
      <text:p text:style-name="Standard">copyright, contact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22S</meta:editing-duration>
    <meta:editing-cycles>25</meta:editing-cycles>
    <meta:generator>OpenOffice/4.1.6$Win32 OpenOffice.org_project/416m1$Build-9790</meta:generator>
    <dc:date>2019-09-10T08:25:59.56</dc:date>
    <dc:creator>bob lazar</dc:creator>
    <meta:document-statistic meta:table-count="0" meta:image-count="0" meta:object-count="0" meta:page-count="2" meta:paragraph-count="42" meta:word-count="224" meta:character-count="1379"/>
    <meta:user-defined meta:name="Info 1"/>
    <meta:user-defined meta:name="Info 2"/>
    <meta:user-defined meta:name="Info 3"/>
    <meta:user-defined meta:name="Info 4"/>
  </office:meta>
</office:document-meta>
</file>